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Heading_20_1">
      <style:text-properties fo:color="#c9211e" loext:opacity="100%"/>
    </style:style>
    <style:style style:name="P8" style:family="paragraph" style:parent-style-name="Heading_20_1">
      <style:text-properties officeooo:paragraph-rsid="00217aa2"/>
    </style:style>
    <style:style style:name="P9" style:family="paragraph" style:parent-style-name="Heading_20_2">
      <style:text-properties officeooo:paragraph-rsid="00217aa2"/>
    </style:style>
    <style:style style:name="P10" style:family="paragraph" style:parent-style-name="Heading_20_2">
      <style:text-properties officeooo:paragraph-rsid="0030624e"/>
    </style:style>
    <style:style style:name="P11" style:family="paragraph" style:parent-style-name="Heading_20_3">
      <style:text-properties officeooo:paragraph-rsid="002dd71a"/>
    </style:style>
    <style:style style:name="P12" style:family="paragraph" style:parent-style-name="Heading_20_3">
      <style:text-properties officeooo:rsid="0037209a" officeooo:paragraph-rsid="0037209a"/>
    </style:style>
    <style:style style:name="P13" style:family="paragraph" style:parent-style-name="Heading_20_3">
      <style:text-properties officeooo:paragraph-rsid="00379211"/>
    </style:style>
    <style:style style:name="P14" style:family="paragraph" style:parent-style-name="Quotations">
      <style:text-properties officeooo:rsid="00217aa2" officeooo:paragraph-rsid="00217aa2"/>
    </style:style>
    <style:style style:name="P15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16" style:family="paragraph" style:parent-style-name="Standard" style:list-style-name="L2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 style:list-style-name="L2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2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style:line-height-at-least="0.517cm"/>
      <style:text-properties fo:color="#d4d4d4" loext:opacity="100%" style:font-name="Menlo" fo:font-size="9.55000019073486pt" fo:font-weight="normal" fo:background-color="#1e1e1e"/>
    </style:style>
    <style:style style:name="P21" style:family="paragraph" style:parent-style-name="Text_20_body">
      <style:text-properties officeooo:paragraph-rsid="0020151f"/>
    </style:style>
    <style:style style:name="P22" style:family="paragraph" style:parent-style-name="Text_20_body">
      <style:text-properties officeooo:rsid="00217aa2" officeooo:paragraph-rsid="00217aa2"/>
    </style:style>
    <style:style style:name="P23" style:family="paragraph" style:parent-style-name="Text_20_body">
      <style:text-properties officeooo:paragraph-rsid="00217aa2"/>
    </style:style>
    <style:style style:name="P24" style:family="paragraph" style:parent-style-name="Text_20_body" style:list-style-name="L3">
      <style:text-properties officeooo:paragraph-rsid="00228933"/>
    </style:style>
    <style:style style:name="P25" style:family="paragraph" style:parent-style-name="Text_20_body" style:list-style-name="L3">
      <style:text-properties officeooo:paragraph-rsid="00234bf4"/>
    </style:style>
    <style:style style:name="P26" style:family="paragraph" style:parent-style-name="Text_20_body" style:list-style-name="L3">
      <style:text-properties officeooo:paragraph-rsid="0024c10a"/>
    </style:style>
    <style:style style:name="P27" style:family="paragraph" style:parent-style-name="Text_20_body" style:list-style-name="L3">
      <style:text-properties officeooo:paragraph-rsid="00275979"/>
    </style:style>
    <style:style style:name="P28" style:family="paragraph" style:parent-style-name="Text_20_body" style:list-style-name="L3">
      <style:text-properties officeooo:paragraph-rsid="00299ec3"/>
    </style:style>
    <style:style style:name="P29" style:family="paragraph" style:parent-style-name="Text_20_body" style:list-style-name="L3">
      <style:text-properties officeooo:paragraph-rsid="002b436e"/>
    </style:style>
    <style:style style:name="P30" style:family="paragraph" style:parent-style-name="Text_20_body" style:list-style-name="L3">
      <style:text-properties officeooo:paragraph-rsid="002dd71a"/>
    </style:style>
    <style:style style:name="P31" style:family="paragraph" style:parent-style-name="Text_20_body" style:list-style-name="L5">
      <style:text-properties officeooo:rsid="0030624e" officeooo:paragraph-rsid="00309c92"/>
    </style:style>
    <style:style style:name="P32" style:family="paragraph" style:parent-style-name="Text_20_body" style:list-style-name="L5">
      <style:text-properties fo:font-weight="normal" officeooo:rsid="00346d26" officeooo:paragraph-rsid="00346d26" style:font-weight-asian="normal" style:font-weight-complex="normal"/>
    </style:style>
    <style:style style:name="P33" style:family="paragraph" style:parent-style-name="Text_20_body">
      <style:text-properties officeooo:paragraph-rsid="00309c92"/>
    </style:style>
    <style:style style:name="P34" style:family="paragraph" style:parent-style-name="Text_20_body">
      <style:text-properties fo:language="en" fo:country="US" fo:font-weight="normal" officeooo:rsid="00379211" officeooo:paragraph-rsid="00379211" style:font-weight-asian="normal" style:font-weight-complex="normal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2000f8"/>
    </style:style>
    <style:style style:name="T7" style:family="text">
      <style:text-properties fo:color="#c9211e" loext:opacity="100%" officeooo:rsid="0020151f"/>
    </style:style>
    <style:style style:name="T8" style:family="text">
      <style:text-properties fo:color="#c9211e" loext:opacity="100%" officeooo:rsid="00217aa2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151f" style:font-weight-asian="bold" style:font-weight-complex="bold"/>
    </style:style>
    <style:style style:name="T12" style:family="text">
      <style:text-properties fo:font-weight="bold" officeooo:rsid="00217aa2" style:font-weight-asian="bold" style:font-weight-complex="bold"/>
    </style:style>
    <style:style style:name="T13" style:family="text">
      <style:text-properties fo:font-weight="bold" officeooo:rsid="0021fd58" style:font-weight-asian="bold" style:font-weight-complex="bold"/>
    </style:style>
    <style:style style:name="T14" style:family="text">
      <style:text-properties fo:font-weight="bold" officeooo:rsid="0024c10a" style:font-weight-asian="bold" style:font-weight-complex="bold"/>
    </style:style>
    <style:style style:name="T15" style:family="text">
      <style:text-properties fo:font-weight="bold" officeooo:rsid="002b436e" style:font-weight-asian="bold" style:font-weight-complex="bold"/>
    </style:style>
    <style:style style:name="T16" style:family="text">
      <style:text-properties fo:font-weight="bold" officeooo:rsid="002ced68" style:font-weight-asian="bold" style:font-weight-complex="bold"/>
    </style:style>
    <style:style style:name="T17" style:family="text">
      <style:text-properties fo:font-weight="bold" officeooo:rsid="0030624e" style:font-weight-asian="bold" style:font-weight-complex="bold"/>
    </style:style>
    <style:style style:name="T18" style:family="text">
      <style:text-properties officeooo:rsid="00217aa2"/>
    </style:style>
    <style:style style:name="T19" style:family="text">
      <style:text-properties officeooo:rsid="0021fd58"/>
    </style:style>
    <style:style style:name="T20" style:family="text">
      <style:text-properties fo:font-weight="normal" officeooo:rsid="00228933" style:font-weight-asian="normal" style:font-weight-complex="normal"/>
    </style:style>
    <style:style style:name="T21" style:family="text">
      <style:text-properties fo:font-weight="normal" officeooo:rsid="00234bf4" style:font-weight-asian="normal" style:font-weight-complex="normal"/>
    </style:style>
    <style:style style:name="T22" style:family="text">
      <style:text-properties fo:font-weight="normal" officeooo:rsid="0024c10a" style:font-weight-asian="normal" style:font-weight-complex="normal"/>
    </style:style>
    <style:style style:name="T23" style:family="text">
      <style:text-properties fo:font-weight="normal" officeooo:rsid="00275979" style:font-weight-asian="normal" style:font-weight-complex="normal"/>
    </style:style>
    <style:style style:name="T24" style:family="text">
      <style:text-properties fo:font-weight="normal" officeooo:rsid="00299ec3" style:font-weight-asian="normal" style:font-weight-complex="normal"/>
    </style:style>
    <style:style style:name="T25" style:family="text">
      <style:text-properties fo:font-weight="normal" officeooo:rsid="0030624e" style:font-weight-asian="normal" style:font-weight-complex="normal"/>
    </style:style>
    <style:style style:name="T26" style:family="text">
      <style:text-properties officeooo:rsid="002f6b97"/>
    </style:style>
    <style:style style:name="T27" style:family="text">
      <style:text-properties officeooo:rsid="0030624e"/>
    </style:style>
    <style:style style:name="T28" style:family="text">
      <style:text-properties fo:color="#c586c0" loext:opacity="100%"/>
    </style:style>
    <style:style style:name="T29" style:family="text">
      <style:text-properties fo:color="#c586c0" loext:opacity="100%" style:font-name="Menlo" fo:font-size="9.55000019073486pt" fo:font-weight="normal" fo:background-color="#1e1e1e" loext:char-shading-value="0"/>
    </style:style>
    <style:style style:name="T30" style:family="text">
      <style:text-properties fo:color="#d4d4d4" loext:opacity="100%" style:font-name="Menlo" fo:font-size="9.55000019073486pt" fo:font-weight="normal" fo:background-color="#1e1e1e" loext:char-shading-value="0"/>
    </style:style>
    <style:style style:name="T31" style:family="text">
      <style:text-properties fo:color="#dcdcaa" loext:opacity="100%"/>
    </style:style>
    <style:style style:name="T32" style:family="text">
      <style:text-properties fo:color="#dcdcaa" loext:opacity="100%" style:font-name="Menlo" fo:font-size="9.55000019073486pt" fo:font-weight="normal" fo:background-color="#1e1e1e" loext:char-shading-value="0"/>
    </style:style>
    <style:style style:name="T33" style:family="text">
      <style:text-properties fo:color="#ce9178" loext:opacity="100%"/>
    </style:style>
    <style:style style:name="T34" style:family="text">
      <style:text-properties fo:color="#ce9178" loext:opacity="100%" style:font-name="Menlo" fo:font-size="9.55000019073486pt" fo:font-weight="normal" fo:background-color="#1e1e1e" loext:char-shading-value="0"/>
    </style:style>
    <style:style style:name="T35" style:family="text">
      <style:text-properties fo:color="#9cdcfe" loext:opacity="100%"/>
    </style:style>
    <style:style style:name="T36" style:family="text">
      <style:text-properties fo:color="#9cdcfe" loext:opacity="100%" style:font-name="Menlo" fo:font-size="9.55000019073486pt" fo:font-weight="normal" fo:background-color="#1e1e1e" loext:char-shading-value="0"/>
    </style:style>
    <style:style style:name="T37" style:family="text">
      <style:text-properties fo:color="#569cd6" loext:opacity="100%"/>
    </style:style>
    <style:style style:name="T38" style:family="text">
      <style:text-properties fo:color="#4ec9b0" loext:opacity="100%"/>
    </style:style>
    <style:style style:name="T39" style:family="text">
      <style:text-properties officeooo:rsid="00346d26"/>
    </style:style>
    <style:style style:name="T40" style:family="text">
      <style:text-properties officeooo:rsid="00379211"/>
    </style:style>
    <style:style style:name="T41" style:family="text">
      <style:text-properties fo:language="en" fo:country="US" fo:font-weight="normal" officeooo:rsid="00379211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16.07.2022 – Cumartesi </text:h>
      <text:p text:style-name="P1"/>
      <text:p text:style-name="P2">1- <text:s/>Model Tunning / Model Dogrulama yapildi. (Udemy/Vahit/Bolum 10/ Ders 267)</text:p>
      <text:p text:style-name="P1"/>
      <text:list text:style-name="L1">
        <text:list-item>
          <text:p text:style-name="P15">Model Dogrulama = <text:s/>cros_val_score ile yapilir.</text:p>
        </text:list-item>
        <text:list-item>
          <text:p text:style-name="P15">Cv=10 <text:s/>veya cv= 5 secilir genelde.</text:p>
        </text:list-item>
        <text:list-item>
          <text:p text:style-name="P15">Test ve Train ic<text:span text:style-name="T3">i</text:span>nde uygulanir.</text:p>
        </text:list-item>
        <text:list-item>
          <text:p text:style-name="P15">Scoring = r2 veya neg_mean_squared_error (mse) ile yaplir</text:p>
        </text:list-item>
        <text:list-item>
          <text:p text:style-name="P15">np.sqrt ile sonunda mean() ile score ortalamasi gozukur</text:p>
        </text:list-item>
      </text:list>
      <text:p text:style-name="P1"/>
      <text:h text:style-name="P7" text:outline-level="1">1<text:span text:style-name="T1">7</text:span>.07.2022 – <text:span text:style-name="T1">Pazar</text:span></text:h>
      <text:p text:style-name="P5"/>
      <text:p text:style-name="P6">1- <text:s/><text:span text:style-name="T1">PCR (Temel Bilesen Regresyonu, Principal Component Reg.)</text:span></text:p>
      <text:p text:style-name="P6">(Udemy/Vahit/Bolum 10/ Ders 26<text:span text:style-name="T1">8-69-70</text:span>)</text:p>
      <text:list xml:id="list3814971996" text:style-name="L2">
        <text:list-header>
          <text:p text:style-name="P19"/>
        </text:list-header>
        <text:list-item>
          <text:p text:style-name="P16">PCR Teori goruldu.</text:p>
        </text:list-item>
      </text:list>
      <text:p text:style-name="P3"><text:tab/><text:span text:style-name="T2">Cok Gozlemi az gozlem ile aciklamak islemi.(263 gozlem 19 gozlem ile ifade edildi)</text:span></text:p>
      <text:list xml:id="list215004373441647" text:continue-numbering="true" text:style-name="L2">
        <text:list-item>
          <text:p text:style-name="P16">PCR kodlari yazildi</text:p>
        </text:list-item>
        <text:list-item>
          <text:p text:style-name="P16">Hitters csv file yuklendi.</text:p>
        </text:list-item>
        <text:list-item>
          <text:p text:style-name="P16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16">Bagimsiz degiskenler olusturuldu. (concat islemi yapildi)</text:p>
        </text:list-item>
        <text:list-item>
          <text:p text:style-name="P16">Bagi<text:span text:style-name="T3">mli</text:span> degisken (salary) olustruldu</text:p>
        </text:list-item>
        <text:list-item>
          <text:p text:style-name="P16">X_train , y_train yapildi.</text:p>
        </text:list-item>
        <text:list-item>
          <text:p text:style-name="P16">X_reduced_train olusturudu = X_train scale edildi (olceklendirme yapildi)</text:p>
        </text:list-item>
        <text:list-item>
          <text:p text:style-name="P17">En onemli yer PCR icin LinearReg. Kuruldu</text:p>
          <text:p text:style-name="P17">lm = LinearRegression()</text:p>
          <text:p text:style-name="P17">pcr_model = lm.fit(X_reduced_train, y_train)</text:p>
        </text:list-item>
        <text:list-item>
          <text:p text:style-name="P17">PCR Tahmin Yapildi.</text:p>
        </text:list-item>
      </text:list>
      <text:p text:style-name="P4"/>
      <text:p text:style-name="P4"/>
      <text:h text:style-name="P8" text:outline-level="1"><text:span text:style-name="Source_20_Text"><text:span text:style-name="T6">1</text:span></text:span><text:span text:style-name="Source_20_Text"><text:span text:style-name="T8">0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7">Cuma</text:span></text:span></text:h>
      <text:h text:style-name="P9" text:outline-level="2"><text:span text:style-name="Source_20_Text"><text:span text:style-name="T18">1- Selenium Project Duzenlendi</text:span></text:span></text:h>
      <text:h text:style-name="Heading_20_2" text:outline-level="2"><text:span text:style-name="Source_20_Text"><text:span text:style-name="T19">2 </text:span></text:span><text:span text:style-name="Source_20_Text"><text:span text:style-name="T12">Flask Tutorial Part</text:span></text:span><text:span text:style-name="Source_20_Text"><text:span text:style-name="T13">2</text:span></text:span><text:span text:style-name="Source_20_Text"><text:span text:style-name="T12"> Bitti</text:span></text:span></text:h>
      <text:h text:style-name="Heading_20_2" text:outline-level="2"><text:span text:style-name="Source_20_Text">3 – Ne ogrendim</text:span></text:h>
      <text:h text:style-name="P11" text:outline-level="3"><text:span text:style-name="Source_20_Text"><text:span text:style-name="T26">3.1. </text:span></text:span><text:span text:style-name="Source_20_Text">inheritance</text:span></text:h>
      <text:list xml:id="list1701824383" text:style-name="L3">
        <text:list-item>
          <text:list>
            <text:list-header>
              <text:p text:style-name="P30"><text:span text:style-name="Source_20_Text"><text:span text:style-name="T24">layout.html parent template</text:span></text:span></text:p>
              <text:p text:style-name="P30"><text:span text:style-name="Source_20_Text"><text:span text:style-name="T24">home,about are children</text:span></text:span></text:p>
            </text:list-header>
          </text:list>
        </text:list-item>
      </text:list>
      <text:h text:style-name="Heading_20_3" text:outline-level="3"><text:soft-page-break/><text:span text:style-name="Source_20_Text"><text:span text:style-name="T26">3.2 </text:span></text:span><text:span text:style-name="Source_20_Text">Html </text:span></text:h>
      <text:list xml:id="list215003619968753" text:continue-numbering="true" text:style-name="L3">
        <text:list-item>
          <text:list>
            <text:list-item>
              <text:p text:style-name="P24"><text:span text:style-name="Source_20_Text"><text:span text:style-name="T20">sag tik view page source</text:span></text:span></text:p>
            </text:list-item>
            <text:list-item>
              <text:p text:style-name="P24"><text:span text:style-name="Source_20_Text"><text:span text:style-name="T20">sag tik inspection</text:span></text:span></text:p>
            </text:list-item>
            <text:list-item>
              <text:p text:style-name="P25"><text:span text:style-name="Source_20_Text"><text:span text:style-name="T21">dosya olusturmak &lt;!Doctype html&gt; &lt;html&gt;</text:span></text:span></text:p>
            </text:list-item>
            <text:list-item>
              <text:p text:style-name="P26"><text:span text:style-name="Source_20_Text"><text:span text:style-name="T14">{% for car in cars %}</text:span></text:span></text:p>
              <text:list>
                <text:list-header>
                  <text:p text:style-name="P26"><text:span text:style-name="Source_20_Text"><text:span text:style-name="T22">&lt;h1&gt; </text:span></text:span><text:span text:style-name="Source_20_Text"><text:span text:style-name="T14">{{ car.brand }}</text:span></text:span><text:span text:style-name="Source_20_Text"><text:span text:style-name="T22">&lt;/h1&gt;</text:span></text:span></text:p>
                </text:list-header>
              </text:list>
              <text:p text:style-name="P26"><text:span text:style-name="Source_20_Text"><text:span text:style-name="T14">{% endfor %}</text:span></text:span></text:p>
            </text:list-item>
            <text:list-item>
              <text:p text:style-name="P29"><text:span text:style-name="Source_20_Text"><text:span text:style-name="T15">{% if title%}&lt;</text:span></text:span><text:span text:style-name="Source_20_Text"><text:span text:style-name="T16">title</text:span></text:span><text:span text:style-name="Source_20_Text"><text:span text:style-name="T15">&gt; </text:span></text:span><text:span text:style-name="Source_20_Text"><text:span text:style-name="T16">Blog – {{ title }}</text:span></text:span><text:span text:style-name="Source_20_Text"><text:span text:style-name="T15">&lt;/</text:span></text:span><text:span text:style-name="Source_20_Text"><text:span text:style-name="T16">title</text:span></text:span><text:span text:style-name="Source_20_Text"><text:span text:style-name="T15">&gt;{% endif %}</text:span></text:span></text:p>
            </text:list-item>
            <text:list-item>
              <text:p text:style-name="P27"><text:span text:style-name="Source_20_Text"><text:span text:style-name="T23">Bootstrap nedir ? </text:span></text:span></text:p>
            </text:list-item>
            <text:list-item>
              <text:p text:style-name="P27"><text:span text:style-name="Source_20_Text"><text:span text:style-name="T23">CDN = Css and JavaScript using are all served from a CDN Content Delivery Network</text:span></text:span></text:p>
            </text:list-item>
            <text:list-item>
              <text:p text:style-name="P28"><text:span text:style-name="Source_20_Text"><text:span text:style-name="T24">margin = bosluk </text:span></text:span></text:p>
            </text:list-item>
            <text:list-item>
              <text:p text:style-name="P28"><text:span text:style-name="Source_20_Text"><text:span text:style-name="T24">&lt;!-</text:span></text:span><text:span text:style-name="Source_20_Text"><text:span text:style-name="T25">- Write your comment here –&gt;</text:span></text:span></text:p>
            </text:list-item>
            <text:list-item>
              <text:p text:style-name="P28"><text:span text:style-name="Source_20_Text"><text:span text:style-name="T24">&lt;li&gt;</text:span></text:span></text:p>
            </text:list-item>
            <text:list-item>
              <text:p text:style-name="P28"><text:span text:style-name="Source_20_Text"><text:span text:style-name="T24">&lt;ol&gt;</text:span></text:span></text:p>
            </text:list-item>
            <text:list-item>
              <text:p text:style-name="P28"><text:span text:style-name="Source_20_Text"><text:span text:style-name="T24">&lt;ul&gt;</text:span></text:span></text:p>
            </text:list-item>
            <text:list-item>
              <text:p text:style-name="P28"><text:span text:style-name="Source_20_Text"><text:span text:style-name="T24">&lt;span&gt;</text:span></text:span></text:p>
            </text:list-item>
            <text:list-item>
              <text:p text:style-name="P28"><text:span text:style-name="Source_20_Text"><text:span text:style-name="T24">&lt;a&gt;</text:span></text:span></text:p>
            </text:list-item>
            <text:list-item>
              <text:p text:style-name="P28"><text:span text:style-name="Source_20_Text"><text:span text:style-name="T24">&lt;div&gt;</text:span></text:span></text:p>
            </text:list-item>
            <text:list-item>
              <text:p text:style-name="P28"><text:span text:style-name="Source_20_Text"><text:span text:style-name="T24">&lt;small&gt;</text:span></text:span></text:p>
            </text:list-item>
          </text:list>
        </text:list-item>
      </text:list>
      <text:h text:style-name="Heading_20_3" text:outline-level="3"><text:span text:style-name="Source_20_Text"><text:span text:style-name="T26">3.3 </text:span></text:span><text:span text:style-name="Source_20_Text">Vscode</text:span></text:h>
      <text:list xml:id="list215003588222364" text:continue-numbering="true" text:style-name="L3">
        <text:list-item>
          <text:list>
            <text:list-item>
              <text:p text:style-name="P24"><text:span text:style-name="Source_20_Text"><text:span text:style-name="T20">cmd +/- buyult kucult</text:span></text:span></text:p>
            </text:list-item>
          </text:list>
        </text:list-item>
      </text:list>
      <text:h text:style-name="Heading_20_3" text:outline-level="3"><text:span text:style-name="Source_20_Text"><text:span text:style-name="T26">3.4 </text:span></text:span><text:span text:style-name="Source_20_Text">Libreoffice</text:span></text:h>
      <text:list xml:id="list215003643848227" text:continue-numbering="true" text:style-name="L3">
        <text:list-item>
          <text:list>
            <text:list-item>
              <text:p text:style-name="P28"><text:span text:style-name="Source_20_Text"><text:span text:style-name="T24">Bookmark, Hyperlink = once bookmark olustur sonra hyperlink ekle</text:span></text:span></text:p>
            </text:list-item>
            <text:list-item>
              <text:p text:style-name="P28"><text:span text:style-name="Source_20_Text"><text:span text:style-name="T24">Navigator, sola sabitlemek icin cmd+shift+F10</text:span></text:span></text:p>
            </text:list-item>
          </text:list>
        </text:list-item>
      </text:list>
      <text:p text:style-name="P23"><text:span text:style-name="Source_20_Text"><text:span text:style-name="T7"/></text:span></text:p>
      <text:h text:style-name="Heading_20_1" text:outline-level="1"><text:soft-page-break/><text:span text:style-name="Source_20_Text"><text:span text:style-name="T6">11.03.2023</text:span></text:span><text:span text:style-name="Source_20_Text"><text:span text:style-name="T5"> – </text:span></text:span><text:span text:style-name="Source_20_Text"><text:span text:style-name="T7">Cumartesi</text:span></text:span></text:h>
      <text:h text:style-name="P10" text:outline-level="2"><text:span text:style-name="T11">1- </text:span><text:span text:style-name="T12">Flask Tutorial Part3 Bitti - <text:s/>Forms and User</text:span></text:h>
      <text:h text:style-name="Heading_20_2" text:outline-level="2">2 – Ne ogrendim</text:h>
      <text:h text:style-name="P12" text:outline-level="3">2.1 Flask</text:h>
      <text:list xml:id="list2808668461" text:style-name="L5">
        <text:list-item>
          <text:p text:style-name="P31">Flask flash , <text:span text:style-name="T39">Flask redicrect</text:span></text:p>
          <text:p text:style-name="P31">@app.route("/register", methods=['GET', 'POST'])</text:p>
        </text:list-item>
        <text:list-item>
          <text:p text:style-name="P31">def register():</text:p>
        </text:list-item>
        <text:list-item>
          <text:p text:style-name="P31"><text:tab/>form = RegistrationForm()</text:p>
        </text:list-item>
        <text:list-item>
          <text:p text:style-name="P31"><text:tab/>if form.validate_on_submit():</text:p>
        </text:list-item>
        <text:list-item>
          <text:p text:style-name="P31"><text:tab/><text:tab/><text:span text:style-name="T10">flash</text:span>(f'Account created for {form.username.data}!', 'success')</text:p>
        </text:list-item>
        <text:list-item>
          <text:p text:style-name="P31"><text:tab/><text:tab/>return <text:span text:style-name="T10">redirect</text:span>(url_for('home'))</text:p>
        </text:list-item>
        <text:list-item>
          <text:p text:style-name="P31"><text:tab/>return render_template('register.html', title='Register', form=form)</text:p>
        </text:list-item>
      </text:list>
      <text:p text:style-name="P33"/>
      <text:list xml:id="list215002801998359" text:continue-numbering="true" text:style-name="L5">
        <text:list-item>
          <text:p text:style-name="P32">WTF = WTF stands for WT Forms which is intended to provide the interactive user interface for the user. The WTF is a built-in module of the flask which provides an alternative way of designing forms in the flask web applications.</text:p>
        </text:list-item>
      </text:list>
      <text:h text:style-name="P13" text:outline-level="3">2.2 SQL Alchemy – ORM - <text:s/><text:span text:style-name="T41">Object Relational Mapper</text:span></text:h>
      <text:p text:style-name="P34">An ORM, or Object Relational Mapper, is <text:span text:style-name="T9">a piece of software designed to translate between the data representations used by databases and those used in object-oriented programming</text:span>.</text:p>
      <text:p text:style-name="P22"/>
      <text:p text:style-name="P14"/>
      <text:p text:style-name="P21"><text:span text:style-name="Source_20_Text"/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7:05:23.109355920</meta:creation-date>
    <meta:generator>LibreOffice/7.4.3.2$MacOSX_X86_64 LibreOffice_project/1048a8393ae2eeec98dff31b5c133c5f1d08b890</meta:generator>
    <dc:date>2023-03-11T21:46:40.235418133</dc:date>
    <meta:editing-duration>P2DT9H23M55S</meta:editing-duration>
    <meta:editing-cycles>31</meta:editing-cycles>
    <meta:document-statistic meta:table-count="0" meta:image-count="0" meta:object-count="0" meta:page-count="3" meta:paragraph-count="69" meta:word-count="413" meta:character-count="2598" meta:non-whitespace-character-count="2275"/>
  </office:meta>
</office:document-meta>
</file>